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тевые экраны и фильтрация трафика</text:p>
      <text:p text:style-name="P3"/>
      <text:p text:style-name="P2"><text:tab/>Фильтрация (filtering) -- запрет или разрешение прохождения входящих или исходящих пакетов по выбранным критериям.</text:p>
      <text:p text:style-name="P2"><text:tab/>В качестве объекта фильтрации выступает пакет. Может выполняться по IP-адресам, по портам, по содержимому и так далее.</text:p>
      <text:p text:style-name="P2"><text:tab/>Сетевой (межсетевой) экран (firewall, по-немецки brandmauer) -- запрет или разрешение доступа к определенным категориям сетевых ресурсов (как правило централизованным или внешним).</text:p>
      <text:p text:style-name="P2"><text:tab/>Сетевой экран в основном выполняет фильтрацию, но это более общее понятие. Классификация сетевых экранов:</text:p>
      <text:p text:style-name="P2"><text:tab/>1. Packet Firewalls -- просто пропускают или отбрасывают пакеты. Работают на третьем уровне (очень редко на втором).</text:p>
      <text:p text:style-name="P2"><text:tab/>2. Stateful Firewalls -- способны следить (tracking) за состоянием TCP</text:p>
      <text:p text:style-name="P2">соединений, то есть выполнять инспекцию (inspection) трафика. Работают на третьем и четвертом уровнях.</text:p>
      <text:p text:style-name="P2"><text:tab/>3. Application Gateway Firewalls -- способны следить за сообщениями протоколов прикладного уровня (например, HTTP), то есть выполнять глубокую инспекцию – DPI (Deep Packet Inspection). Работают на третьем -- седьмом уровнях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44:20.337749790</meta:creation-date>
    <dc:date>2023-05-13T15:46:38.553802186</dc:date>
    <meta:editing-duration>PT2M18S</meta:editing-duration>
    <meta:editing-cycles>1</meta:editing-cycles>
    <meta:document-statistic meta:table-count="0" meta:image-count="0" meta:object-count="0" meta:page-count="1" meta:paragraph-count="9" meta:word-count="140" meta:character-count="1070" meta:non-whitespace-character-count="931"/>
    <meta:generator>LibreOffice/7.3.7.2$Linux_X86_64 LibreOffice_project/30$Build-2</meta:generator>
  </office:meta>
</office:document-meta>
</file>